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57af4" officeooo:paragraph-rsid="00057af4" style:font-weight-asian="bold" style:font-weight-complex="bold"/>
    </style:style>
    <style:style style:name="P2" style:family="paragraph" style:parent-style-name="Standard">
      <style:text-properties fo:font-weight="bold" officeooo:rsid="000b61ca" officeooo:paragraph-rsid="000b61ca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57af4" officeooo:paragraph-rsid="00057af4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748bb" officeooo:paragraph-rsid="000748bb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a6cd7" officeooo:paragraph-rsid="000a6cd7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b61ca" officeooo:paragraph-rsid="000b61ca" style:font-weight-asian="normal" style:font-weight-complex="normal"/>
    </style:style>
    <style:style style:name="T1" style:family="text">
      <style:text-properties officeooo:rsid="000748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aa95"/>
    </style:style>
    <style:style style:name="T4" style:family="text">
      <style:text-properties officeooo:rsid="000b61c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enario(s) :</text:p>
      <text:p text:style-name="P2">BackOffice :</text:p>
      <text:list xml:id="list1155522845" text:style-name="L1">
        <text:list-item>
          <text:p text:style-name="P3">Login <text:span text:style-name="T1">et inscription</text:span></text:p>
          <text:p text:style-name="P3">Pour entrer dans l’application du backoffice,il faut faire le login,on doit entrer le nom et le mot de passe.Si on <text:s/>a pas de compte,il faut appuiez sur « create » et une autre page s’ouvrira pour entrer les informations de <text:s/><text:span text:style-name="T1">l’utilisateur</text:span></text:p>
        </text:list-item>
        <text:list-item>
          <text:p text:style-name="P4">Dans le menu.on trouve <text:span text:style-name="T2">« element »</text:span>,lor<text:span text:style-name="T4">s</text:span>qu’on clique si dessous on va avoir tous les listes des elements necessaires par exemple:les carburants,les marques.En cliquant sur le « voir listes » on voit les listes de chaque element . <text:span text:style-name="T4">A</text:span><text:span text:style-name="T3">pres on peut modifier,supprimer,et inserer une autre element .</text:span></text:p>
        </text:list-item>
        <text:list-item>
          <text:p text:style-name="P5">On voit aussi « stat meilleurs vendeurs »,lor<text:span text:style-name="T4">s</text:span>qu’on le clique,on voit une formulaire,il faut entrer le numero de mois,l’annee,limite.La limite veut dire le nombre de vendeur on veut voir. Apres on a le statistique du meilleurs vendeurs</text:p>
        </text:list-item>
        <text:list-item>
          <text:p text:style-name="P5">On voit aussi « stat meilleurs marques»,lor<text:span text:style-name="T4">s</text:span>qu’on le clique,on doit faire comme dans le stat meilleurs vendeurs mais seulement il doit nous afficher les statistiques des meilleurs marques vendus </text:p>
        </text:list-item>
        <text:list-item>
          <text:p text:style-name="P6">Il y a aussi le menu Annonce : cela affiche les listes de tous les annonces non validees </text:p>
        </text:list-item>
      </text:list>
      <text:p text:style-name="P2">FrontOffice :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5:19:37.684590926</meta:creation-date>
    <dc:date>2024-02-08T17:33:49.495115159</dc:date>
    <meta:editing-duration>PT39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87" meta:character-count="1112" meta:non-whitespace-character-count="936"/>
  </office:meta>
</office:document-meta>
</file>